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2d89" officeooo:paragraph-rsid="00222d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friend of you is doing research on the Traveling Knight Problem (TKP) where you are to find the</text:p>
      <text:p text:style-name="P1">shortest closed tour of knight moves that visits each square of a given set of n squares on a chessboard</text:p>
      <text:p text:style-name="P1">exactly once. He thinks that the most difficult part of the problem is determining the smallest number</text:p>
      <text:p text:style-name="P1">of knight moves between two given squares and that, once you have accomplished this, finding the tour</text:p>
      <text:p text:style-name="P1">would be easy.</text:p>
      <text:p text:style-name="P1">Of course you know that it is vice versa. So you offer him to write a program that solves the</text:p>
      <text:p text:style-name="P1">”difficult” part.</text:p>
      <text:p text:style-name="P1">Your job is to write a program that takes two squares a and b as input and then determines the</text:p>
      <text:p text:style-name="P1">number of knight moves on a shortest route from a to b.</text:p>
      <text:p text:style-name="P1">Input</text:p>
      <text:p text:style-name="P1">The input file will contain one or more test cases. Each test case consists of one line containing two</text:p>
      <text:p text:style-name="P1">squares separated by one space. A square is a string consisting of a letter (a..h) representing the column</text:p>
      <text:p text:style-name="P1">and a digit (1..8) representing the row on the chessboard.</text:p>
      <text:p text:style-name="P1">Output</text:p>
      <text:p text:style-name="P1">For each test case, print one line saying ‘To get from xx to yy takes n knight moves.’.</text:p>
      <text:p text:style-name="P1">Sample Input</text:p>
      <text:p text:style-name="P1">e2 e4</text:p>
      <text:p text:style-name="P1">a1 b2</text:p>
      <text:p text:style-name="P1">b2 c3</text:p>
      <text:p text:style-name="P1">a1 h8</text:p>
      <text:p text:style-name="P1">a1 h7</text:p>
      <text:p text:style-name="P1">h8 a1</text:p>
      <text:p text:style-name="P1">b1 c3</text:p>
      <text:p text:style-name="P1">f6 f6</text:p>
      <text:p text:style-name="P1">Sample Output</text:p>
      <text:p text:style-name="P1">To</text:p>
      <text:p text:style-name="P1">To</text:p>
      <text:p text:style-name="P1">To</text:p>
      <text:p text:style-name="P1">To</text:p>
      <text:p text:style-name="P1">To</text:p>
      <text:p text:style-name="P1">To</text:p>
      <text:p text:style-name="P1">To</text:p>
      <text:p text:style-name="P1">To</text:p>
      <text:p text:style-name="P1">get</text:p>
      <text:p text:style-name="P1">get</text:p>
      <text:p text:style-name="P1">get</text:p>
      <text:p text:style-name="P1">get</text:p>
      <text:p text:style-name="P1">get</text:p>
      <text:p text:style-name="P1">get</text:p>
      <text:p text:style-name="P1">get</text:p>
      <text:p text:style-name="P1">get</text:p>
      <text:p text:style-name="P1">from</text:p>
      <text:p text:style-name="P1">from</text:p>
      <text:p text:style-name="P1">from</text:p>
      <text:p text:style-name="P1">from</text:p>
      <text:p text:style-name="P1">from</text:p>
      <text:p text:style-name="P1">from</text:p>
      <text:p text:style-name="P1">from</text:p>
      <text:p text:style-name="P1"><text:soft-page-break/>from</text:p>
      <text:p text:style-name="P1">e2</text:p>
      <text:p text:style-name="P1">a1</text:p>
      <text:p text:style-name="P1">b2</text:p>
      <text:p text:style-name="P1">a1</text:p>
      <text:p text:style-name="P1">a1</text:p>
      <text:p text:style-name="P1">h8</text:p>
      <text:p text:style-name="P1">b1</text:p>
      <text:p text:style-name="P1">f6</text:p>
      <text:p text:style-name="P1">to</text:p>
      <text:p text:style-name="P1">to</text:p>
      <text:p text:style-name="P1">to</text:p>
      <text:p text:style-name="P1">to</text:p>
      <text:p text:style-name="P1">to</text:p>
      <text:p text:style-name="P1">to</text:p>
      <text:p text:style-name="P1">to</text:p>
      <text:p text:style-name="P1">to</text:p>
      <text:p text:style-name="P1">e4</text:p>
      <text:p text:style-name="P1">b2</text:p>
      <text:p text:style-name="P1">c3</text:p>
      <text:p text:style-name="P1">h8</text:p>
      <text:p text:style-name="P1">h7</text:p>
      <text:p text:style-name="P1">a1</text:p>
      <text:p text:style-name="P1">c3</text:p>
      <text:p text:style-name="P1">f6</text:p>
      <text:p text:style-name="P1">takes</text:p>
      <text:p text:style-name="P1">takes</text:p>
      <text:p text:style-name="P1">takes</text:p>
      <text:p text:style-name="P1">takes</text:p>
      <text:p text:style-name="P1">takes</text:p>
      <text:p text:style-name="P1">takes</text:p>
      <text:p text:style-name="P1">takes</text:p>
      <text:p text:style-name="P1">takes</text:p>
      <text:p text:style-name="P1">2</text:p>
      <text:p text:style-name="P1">4</text:p>
      <text:p text:style-name="P1">2</text:p>
      <text:p text:style-name="P1">6</text:p>
      <text:p text:style-name="P1">5</text:p>
      <text:p text:style-name="P1">6</text:p>
      <text:p text:style-name="P1">1</text:p>
      <text:p text:style-name="P1">0</text:p>
      <text:p text:style-name="P1">knight</text:p>
      <text:p text:style-name="P1">knight</text:p>
      <text:p text:style-name="P1">knight</text:p>
      <text:p text:style-name="P1">knight</text:p>
      <text:p text:style-name="P1">knight</text:p>
      <text:p text:style-name="P1">knight</text:p>
      <text:p text:style-name="P1">knight</text:p>
      <text:p text:style-name="P1">knight</text:p>
      <text:p text:style-name="P1">moves.</text:p>
      <text:p text:style-name="P1">moves.</text:p>
      <text:p text:style-name="P1">moves.</text:p>
      <text:p text:style-name="P1"><text:soft-page-break/>moves.</text:p>
      <text:p text:style-name="P1">moves.</text:p>
      <text:p text:style-name="P1">moves.</text:p>
      <text:p text:style-name="P1">moves.</text:p>
      <text:p text:style-name="P1">mo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5T16:00:16.261182972</meta:creation-date>
    <dc:date>2017-04-10T19:21:56.646310239</dc:date>
    <meta:editing-duration>PT19M55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3" meta:paragraph-count="105" meta:word-count="297" meta:character-count="1370" meta:non-whitespace-character-count="1178"/>
  </office:meta>
</office:document-meta>
</file>